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6.313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6.807cm"/>
    </style:style>
    <style:style style:name="co11" style:family="table-column">
      <style:table-column-properties fo:break-before="auto" style:column-width="7.056cm"/>
    </style:style>
    <style:style style:name="co12" style:family="table-column">
      <style:table-column-properties fo:break-before="auto" style:column-width="1.782cm"/>
    </style:style>
    <style:style style:name="co13" style:family="table-column">
      <style:table-column-properties fo:break-before="auto" style:column-width="6.733cm"/>
    </style:style>
    <style:style style:name="co14" style:family="table-column">
      <style:table-column-properties fo:break-before="auto" style:column-width="7.105cm"/>
    </style:style>
    <style:style style:name="co15" style:family="table-column">
      <style:table-column-properties fo:break-before="auto" style:column-width="6.856cm"/>
    </style:style>
    <style:style style:name="co16" style:family="table-column">
      <style:table-column-properties fo:break-before="auto" style:column-width="1.856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7.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font-weight="bold" style:font-weight-asian="bold" style:font-weight-complex="bold"/>
    </style:style>
    <style:style style:name="ce23" style:family="table-cell" style:parent-style-name="Default" style:data-style-name="N2"/>
    <style:style style:name="ce2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 - 1,2,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Cópia de um arquivo de 1MB no ‘/’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Cópia de um arquivo de 1MB no ‘/’ 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Cópia de um arquivo de 1MB no ‘/’ 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21" office:value-type="string" calcext:value-type="string">
            <text:p>Estado 1</text:p>
          </table:table-cell>
          <table:table-cell table:style-name="ce21" office:value-type="string" calcext:value-type="string">
            <text:p>Estado 2</text:p>
          </table:table-cell>
          <table:table-cell table:style-name="ce21" office:value-type="string" calcext:value-type="string">
            <text:p>Estado 3</text:p>
          </table:table-cell>
          <table:table-cell table:style-name="ce2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6" calcext:value-type="float">
            <text:p>0,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21" calcext:value-type="float">
            <text:p>0,21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,21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151333333333333" calcext:value-type="float">
            <text:p>0,15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167333333333333" calcext:value-type="float">
            <text:p>0,17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185666666666667" calcext:value-type="float">
            <text:p>0,19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165536397358933" calcext:value-type="float">
            <text:p>0,02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172073226860831" calcext:value-type="float">
            <text:p>0,02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159056123977396" calcext:value-type="float">
            <text:p>0,02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145409689430454" calcext:value-type="float">
            <text:p>0,15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161175771990901" calcext:value-type="float">
            <text:p>0,16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179974916368565" calcext:value-type="float">
            <text:p>0,18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157256977236213" calcext:value-type="float">
            <text:p>0,16</text:p>
          </table:table-cell>
          <table:table-cell table:style-name="ce23"/>
          <table:covered-table-cell/>
          <table:table-cell table:style-name="ce23" table:formula="of:=[.E32]+(1.96*([.E33]/SQRT(30)))" office:value-type="float" office:value="0.173490894675766" calcext:value-type="float">
            <text:p>0,17</text:p>
          </table:table-cell>
          <table:table-cell/>
          <table:covered-table-cell/>
          <table:table-cell table:style-name="ce23" table:formula="of:=[.H32]+(1.96*([.H33]/SQRT(30)))" office:value-type="float" office:value="0.191358416964768" calcext:value-type="float">
            <text:p>0,19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592364390287958" calcext:value-type="float">
            <text:p>0,01</text:p>
          </table:table-cell>
          <table:table-cell table:style-name="ce23"/>
          <table:table-cell/>
          <table:table-cell table:style-name="ce23" table:formula="of:=[.E32]-[.E34]" office:value-type="float" office:value="0.00615756134243287" calcext:value-type="float">
            <text:p>0,01</text:p>
          </table:table-cell>
          <table:table-cell table:number-columns-repeated="2"/>
          <table:table-cell table:style-name="ce23" table:formula="of:=[.H32]-[.H34]" office:value-type="float" office:value="0.00569175029810151" calcext:value-type="float">
            <text:p>0,01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2 - 1,2,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Cópia de um arquivo de 10MB no ‘/’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Cópia de um arquivo de 10MB no ‘/’ 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Cópia de um arquivo de 10MB no ‘/’ 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0.28" calcext:value-type="float">
            <text:p>0,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,39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,38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,35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,35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9" calcext:value-type="float">
            <text:p>0,39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,35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8" calcext:value-type="float">
            <text:p>0,38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,38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8" calcext:value-type="float">
            <text:p>0,38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,35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7" calcext:value-type="float">
            <text:p>0,37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3" calcext:value-type="float">
            <text:p>0,33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8" calcext:value-type="float">
            <text:p>0,38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279666666666667" calcext:value-type="float">
            <text:p>0,28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298666666666667" calcext:value-type="float">
            <text:p>0,30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367666666666667" calcext:value-type="float">
            <text:p>0,37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103335187228457" calcext:value-type="float">
            <text:p>0,01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0937102406111642" calcext:value-type="float">
            <text:p>0,01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145467933030719" calcext:value-type="float">
            <text:p>0,01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275968864482102" calcext:value-type="float">
            <text:p>0,28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295313288773404" calcext:value-type="float">
            <text:p>0,30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362461163536781" calcext:value-type="float">
            <text:p>0,36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283364468851231" calcext:value-type="float">
            <text:p>0,28</text:p>
          </table:table-cell>
          <table:table-cell table:style-name="ce23"/>
          <table:covered-table-cell/>
          <table:table-cell table:style-name="ce23" table:formula="of:=[.E32]+(1.96*([.E33]/SQRT(30)))" office:value-type="float" office:value="0.302020044559929" calcext:value-type="float">
            <text:p>0,30</text:p>
          </table:table-cell>
          <table:table-cell/>
          <table:covered-table-cell/>
          <table:table-cell table:style-name="ce23" table:formula="of:=[.H32]+(1.96*([.H33]/SQRT(30)))" office:value-type="float" office:value="0.372872169796552" calcext:value-type="float">
            <text:p>0,37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369780218456428" calcext:value-type="float">
            <text:p>0,00</text:p>
          </table:table-cell>
          <table:table-cell table:style-name="ce23"/>
          <table:table-cell/>
          <table:table-cell table:style-name="ce23" table:formula="of:=[.E32]-[.E34]" office:value-type="float" office:value="0.00335337789326212" calcext:value-type="float">
            <text:p>0,00</text:p>
          </table:table-cell>
          <table:table-cell table:number-columns-repeated="2"/>
          <table:table-cell table:style-name="ce23" table:formula="of:=[.H32]-[.H34]" office:value-type="float" office:value="0.0052055031298856" calcext:value-type="float">
            <text:p>0,01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3 - 1,2,3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Cópia de um arquivo de 30MB no ‘/’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Cópia de um arquivo de 30MB no ‘/’ 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Cópia de um arquivo de 30MB no ‘/’ 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0.65" calcext:value-type="float">
            <text:p>0,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71" calcext:value-type="float">
            <text:p>0,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89" calcext:value-type="float">
            <text:p>0,89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,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,85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,88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9" calcext:value-type="float">
            <text:p>0,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7" calcext:value-type="float">
            <text:p>0,87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7" calcext:value-type="float">
            <text:p>0,87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,95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" calcext:value-type="float">
            <text:p>0,9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4" calcext:value-type="float">
            <text:p>0,94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7" calcext:value-type="float">
            <text:p>0,87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,87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4" calcext:value-type="float">
            <text:p>0,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,88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,89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9" calcext:value-type="float">
            <text:p>0,89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59" calcext:value-type="float">
            <text:p>0,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4" calcext:value-type="float">
            <text:p>0,84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59" calcext:value-type="float">
            <text:p>0,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8" calcext:value-type="float">
            <text:p>0,88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,86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1" calcext:value-type="float">
            <text:p>0,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5" calcext:value-type="float">
            <text:p>0,85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,89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626666666666667" calcext:value-type="float">
            <text:p>0,63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68" calcext:value-type="float">
            <text:p>0,68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873666666666666" calcext:value-type="float">
            <text:p>0,87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224888222554402" calcext:value-type="float">
            <text:p>0,02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206781577249172" calcext:value-type="float">
            <text:p>0,02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265853645676602" calcext:value-type="float">
            <text:p>0,03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618619144975861" calcext:value-type="float">
            <text:p>0,62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672600416290057" calcext:value-type="float">
            <text:p>0,67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864153216136172" calcext:value-type="float">
            <text:p>0,86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634714188357472" calcext:value-type="float">
            <text:p>0,63</text:p>
          </table:table-cell>
          <table:table-cell table:style-name="ce23"/>
          <table:covered-table-cell/>
          <table:table-cell table:style-name="ce23" table:formula="of:=[.E32]+(1.96*([.E33]/SQRT(30)))" office:value-type="float" office:value="0.687399583709944" calcext:value-type="float">
            <text:p>0,69</text:p>
          </table:table-cell>
          <table:table-cell/>
          <table:covered-table-cell/>
          <table:table-cell table:style-name="ce23" table:formula="of:=[.H32]+(1.96*([.H33]/SQRT(30)))" office:value-type="float" office:value="0.883180117197161" calcext:value-type="float">
            <text:p>0,88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804752169080547" calcext:value-type="float">
            <text:p>0,01</text:p>
          </table:table-cell>
          <table:table-cell table:style-name="ce23"/>
          <table:table-cell/>
          <table:table-cell table:style-name="ce23" table:formula="of:=[.E32]-[.E34]" office:value-type="float" office:value="0.00739958370994343" calcext:value-type="float">
            <text:p>0,01</text:p>
          </table:table-cell>
          <table:table-cell table:number-columns-repeated="2"/>
          <table:table-cell table:style-name="ce23" table:formula="of:=[.H32]-[.H34]" office:value-type="float" office:value="0.00951345053049468" calcext:value-type="float">
            <text:p>0,01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4 - 1,2,3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Remoção de um arquivo de 1MB no ‘/’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Remoção de um arquivo de 1MB no ‘/’ 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Remoção de um arquivo de 1MB no ‘/’ 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0.16" calcext:value-type="float">
            <text:p>0,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,11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,21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151666666666667" calcext:value-type="float">
            <text:p>0,15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153333333333333" calcext:value-type="float">
            <text:p>0,15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163666666666667" calcext:value-type="float">
            <text:p>0,16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146413051362218" calcext:value-type="float">
            <text:p>0,01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102833421822276" calcext:value-type="float">
            <text:p>0,01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184733420857216" calcext:value-type="float">
            <text:p>0,02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146427342911642" calcext:value-type="float">
            <text:p>0,15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14965348659323" calcext:value-type="float">
            <text:p>0,15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157056066100399" calcext:value-type="float">
            <text:p>0,16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156905990421691" calcext:value-type="float">
            <text:p>0,16</text:p>
          </table:table-cell>
          <table:table-cell table:style-name="ce23"/>
          <table:covered-table-cell/>
          <table:table-cell table:style-name="ce23" table:formula="of:=[.E32]+(1.96*([.E33]/SQRT(30)))" office:value-type="float" office:value="0.157013180073437" calcext:value-type="float">
            <text:p>0,16</text:p>
          </table:table-cell>
          <table:table-cell/>
          <table:covered-table-cell/>
          <table:table-cell table:style-name="ce23" table:formula="of:=[.H32]+(1.96*([.H33]/SQRT(30)))" office:value-type="float" office:value="0.170277267232935" calcext:value-type="float">
            <text:p>0,17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523932375502428" calcext:value-type="float">
            <text:p>0,01</text:p>
          </table:table-cell>
          <table:table-cell table:style-name="ce23"/>
          <table:table-cell/>
          <table:table-cell table:style-name="ce23" table:formula="of:=[.E32]-[.E34]" office:value-type="float" office:value="0.00367984674010363" calcext:value-type="float">
            <text:p>0,00</text:p>
          </table:table-cell>
          <table:table-cell table:number-columns-repeated="2"/>
          <table:table-cell table:style-name="ce23" table:formula="of:=[.H32]-[.H34]" office:value-type="float" office:value="0.00661060056626803" calcext:value-type="float">
            <text:p>0,01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5 - 1,2,3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Remoção de um arquivo de 10MB no ‘/’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Remoção de um arquivo de 10MB no ‘/’ 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Remoção de um arquivo de 10MB no ‘/’ 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0.15" calcext:value-type="float">
            <text:p>0,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7" calcext:value-type="float">
            <text:p>0,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,19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157333333333333" calcext:value-type="float">
            <text:p>0,16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157" calcext:value-type="float">
            <text:p>0,16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164333333333333" calcext:value-type="float">
            <text:p>0,16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146059348668044" calcext:value-type="float">
            <text:p>0,01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126354727815699" calcext:value-type="float">
            <text:p>0,01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138173637221391" calcext:value-type="float">
            <text:p>0,01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152106666666667" calcext:value-type="float">
            <text:p>0,15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152478454134757" calcext:value-type="float">
            <text:p>0,15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159388853226699" calcext:value-type="float">
            <text:p>0,16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16256" calcext:value-type="float">
            <text:p>0,16</text:p>
          </table:table-cell>
          <table:table-cell table:style-name="ce23"/>
          <table:covered-table-cell/>
          <table:table-cell table:style-name="ce23" table:formula="of:=[.E32]+(1.96*([.E33]/SQRT(30)))" office:value-type="float" office:value="0.161521545865243" calcext:value-type="float">
            <text:p>0,16</text:p>
          </table:table-cell>
          <table:table-cell/>
          <table:covered-table-cell/>
          <table:table-cell table:style-name="ce23" table:formula="of:=[.H32]+(1.96*([.H33]/SQRT(30)))" office:value-type="float" office:value="0.169277813439968" calcext:value-type="float">
            <text:p>0,17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522666666666666" calcext:value-type="float">
            <text:p>0,01</text:p>
          </table:table-cell>
          <table:table-cell table:style-name="ce23"/>
          <table:table-cell/>
          <table:table-cell table:style-name="ce23" table:formula="of:=[.E32]-[.E34]" office:value-type="float" office:value="0.00452154586524281" calcext:value-type="float">
            <text:p>0,00</text:p>
          </table:table-cell>
          <table:table-cell table:number-columns-repeated="2"/>
          <table:table-cell table:style-name="ce23" table:formula="of:=[.H32]-[.H34]" office:value-type="float" office:value="0.00494448010663448" calcext:value-type="float">
            <text:p>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6 - 1,2,3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Remoção de um arquivo de 30MB no ‘/’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Remoção de um arquivo de 30MB no ‘/’ 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Remoção de um arquivo de 30MB no ‘/’ 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3" calcext:value-type="float">
            <text:p>0,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8" calcext:value-type="float">
            <text:p>0,18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7" calcext:value-type="float">
            <text:p>0,17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161" calcext:value-type="float">
            <text:p>0,16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138333333333333" calcext:value-type="float">
            <text:p>0,14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148" calcext:value-type="float">
            <text:p>0,15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156138753500941" calcext:value-type="float">
            <text:p>0,02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0985527456652575" calcext:value-type="float">
            <text:p>0,01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121485063648397" calcext:value-type="float">
            <text:p>0,01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155412646463644" calcext:value-type="float">
            <text:p>0,16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134806668622211" calcext:value-type="float">
            <text:p>0,13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143652712829002" calcext:value-type="float">
            <text:p>0,14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166587353536356" calcext:value-type="float">
            <text:p>0,17</text:p>
          </table:table-cell>
          <table:table-cell table:style-name="ce23"/>
          <table:covered-table-cell/>
          <table:table-cell table:style-name="ce23" table:formula="of:=[.E32]+(1.96*([.E33]/SQRT(30)))" office:value-type="float" office:value="0.141859998044456" calcext:value-type="float">
            <text:p>0,14</text:p>
          </table:table-cell>
          <table:table-cell/>
          <table:covered-table-cell/>
          <table:table-cell table:style-name="ce23" table:formula="of:=[.H32]+(1.96*([.H33]/SQRT(30)))" office:value-type="float" office:value="0.152347287170998" calcext:value-type="float">
            <text:p>0,15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5587353536356" calcext:value-type="float">
            <text:p>0,01</text:p>
          </table:table-cell>
          <table:table-cell table:style-name="ce23"/>
          <table:table-cell/>
          <table:table-cell table:style-name="ce23" table:formula="of:=[.E32]-[.E34]" office:value-type="float" office:value="0.00352666471112215" calcext:value-type="float">
            <text:p>0,00</text:p>
          </table:table-cell>
          <table:table-cell table:number-columns-repeated="2"/>
          <table:table-cell table:style-name="ce23" table:formula="of:=[.H32]-[.H34]" office:value-type="float" office:value="0.0043472871709983" calcext:value-type="float">
            <text:p>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7 - 1,2,3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<text:span text:style-name="T4">Remoção de um diretório pai com 30 filhos</text:span>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<text:span text:style-name="T4">Remoção de um diretório pai com 30 filhos</text:span> 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<text:span text:style-name="T4">Remoção de um diretório pai com 30 filhos</text:span> 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0.15" calcext:value-type="float">
            <text:p>0,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7" calcext:value-type="float">
            <text:p>7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4" office:value-type="float" office:value="0.14" calcext:value-type="float">
            <text:p>0,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3" calcext:value-type="float">
            <text:p>0,13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4" calcext:value-type="float">
            <text:p>0,14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,15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148666666666667" calcext:value-type="float">
            <text:p>0,15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144333333333333" calcext:value-type="float">
            <text:p>0,14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144333333333333" calcext:value-type="float">
            <text:p>0,14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116658456197135" calcext:value-type="float">
            <text:p>0,01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100630198159445" calcext:value-type="float">
            <text:p>0,01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0727932041794605" calcext:value-type="float">
            <text:p>0,01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144492097425117" calcext:value-type="float">
            <text:p>0,14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140732327939455" calcext:value-type="float">
            <text:p>0,14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141728461975805" calcext:value-type="float">
            <text:p>0,14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152841235908216" calcext:value-type="float">
            <text:p>0,15</text:p>
          </table:table-cell>
          <table:table-cell table:style-name="ce23"/>
          <table:covered-table-cell/>
          <table:table-cell table:style-name="ce23" table:formula="of:=[.E32]+(1.96*([.E33]/SQRT(30)))" office:value-type="float" office:value="0.147934338727212" calcext:value-type="float">
            <text:p>0,15</text:p>
          </table:table-cell>
          <table:table-cell/>
          <table:covered-table-cell/>
          <table:table-cell table:style-name="ce23" table:formula="of:=[.H32]+(1.96*([.H33]/SQRT(30)))" office:value-type="float" office:value="0.146938204690862" calcext:value-type="float">
            <text:p>0,15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417456924154941" calcext:value-type="float">
            <text:p>0,00</text:p>
          </table:table-cell>
          <table:table-cell table:style-name="ce23"/>
          <table:table-cell/>
          <table:table-cell table:style-name="ce23" table:formula="of:=[.E32]-[.E34]" office:value-type="float" office:value="0.00360100539387867" calcext:value-type="float">
            <text:p>0,00</text:p>
          </table:table-cell>
          <table:table-cell table:number-columns-repeated="2"/>
          <table:table-cell table:style-name="ce23" table:formula="of:=[.H32]-[.H34]" office:value-type="float" office:value="0.00260487135752843" calcext:value-type="float">
            <text:p>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8 - 1,2,3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1" table:default-cell-style-name="Default"/>
        <table:table-row table:style-name="ro1">
          <table:table-cell table:style-name="ce16" office:value-type="string" calcext:value-type="string">
            <text:p><text:span text:style-name="T5">Remoção de um diretório pai com 30 filhos</text:span> e arquivos no sistema vazio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<text:span text:style-name="T4">Remoção de um diretório pai com 30 filhos e arquivos </text:span>no sistema com 10MB</text:p>
          </table:table-cell>
          <table:table-cell table:style-name="ce20" office:value-type="string" calcext:value-type="string">
            <text:p>Tempo (segundos)</text:p>
          </table:table-cell>
          <table:table-cell table:style-name="ce21"/>
          <table:table-cell table:style-name="ce16" office:value-type="string" calcext:value-type="string">
            <text:p><text:span text:style-name="T4">Remoção de um diretório pai com 30 filhos e arquivos </text:span>no sistema com 50MB</text:p>
          </table:table-cell>
          <table:table-cell table:style-name="ce20" office:value-type="string" calcext:value-type="string">
            <text:p>Tempo (segundos)</text:p>
          </table:table-cell>
          <table:table-cell table:style-name="ce21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0.28" calcext:value-type="float">
            <text:p>0,28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4" office:value-type="float" office:value="0.32" calcext:value-type="float">
            <text:p>0,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" calcext:value-type="float">
            <text:p>4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float" office:value="0.28" calcext:value-type="float">
            <text:p>0,28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7" calcext:value-type="float">
            <text:p>7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8" calcext:value-type="float">
            <text:p>8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4" office:value-type="float" office:value="0.32" calcext:value-type="float">
            <text:p>0,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4" office:value-type="float" office:value="0.28" calcext:value-type="float">
            <text:p>0,28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4" office:value-type="float" office:value="0.32" calcext:value-type="float">
            <text:p>0,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4" office:value-type="float" office:value="0.28" calcext:value-type="float">
            <text:p>0,28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4" office:value-type="float" office:value="0.31" calcext:value-type="float">
            <text:p>0,3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4" office:value-type="float" office:value="0.29" calcext:value-type="float">
            <text:p>0,29</text:p>
          </table:table-cell>
          <table:table-cell table:number-columns-repeated="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4" office:value-type="float" office:value="0.32" calcext:value-type="float">
            <text:p>0,32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4" office:value-type="float" office:value="0.28" calcext:value-type="float">
            <text:p>0,28</text:p>
          </table:table-cell>
          <table:table-cell table:number-columns-repeated="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4" office:value-type="float" office:value="0.3" calcext:value-type="float">
            <text:p>0,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Média</text:p>
          </table:table-cell>
          <table:table-cell table:style-name="ce22" table:formula="of:=AVERAGE([.B2:.B31])" office:value-type="float" office:value="0.295333333333333" calcext:value-type="float">
            <text:p>0,30</text:p>
          </table:table-cell>
          <table:table-cell table:style-name="ce22"/>
          <table:table-cell table:style-name="ce18" office:value-type="string" calcext:value-type="string">
            <text:p>Média</text:p>
          </table:table-cell>
          <table:table-cell table:style-name="ce22" table:formula="of:=AVERAGE([.E2:.E31])" office:value-type="float" office:value="0.304666666666667" calcext:value-type="float">
            <text:p>0,30</text:p>
          </table:table-cell>
          <table:table-cell/>
          <table:table-cell table:style-name="ce18" office:value-type="string" calcext:value-type="string">
            <text:p>Média</text:p>
          </table:table-cell>
          <table:table-cell table:style-name="ce22" table:formula="of:=AVERAGE([.H2:.H31])" office:value-type="float" office:value="0.293666666666667" calcext:value-type="float">
            <text:p>0,29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Desvio padrão</text:p>
          </table:table-cell>
          <table:table-cell table:style-name="ce23" table:formula="of:=STDEV([.B2:.B31])" office:value-type="float" office:value="0.0110588810724554" calcext:value-type="float">
            <text:p>0,01</text:p>
          </table:table-cell>
          <table:table-cell table:style-name="ce23"/>
          <table:table-cell table:style-name="ce18" office:value-type="string" calcext:value-type="string">
            <text:p>Desvio padrão</text:p>
          </table:table-cell>
          <table:table-cell table:style-name="ce23" table:formula="of:=STDEV([.E2:.E31])" office:value-type="float" office:value="0.00899552890217607" calcext:value-type="float">
            <text:p>0,01</text:p>
          </table:table-cell>
          <table:table-cell/>
          <table:table-cell table:style-name="ce18" office:value-type="string" calcext:value-type="string">
            <text:p>Desvio padrão</text:p>
          </table:table-cell>
          <table:table-cell table:style-name="ce23" table:formula="of:=STDEV([.H2:.H31])" office:value-type="float" office:value="0.00764890496257057" calcext:value-type="float">
            <text:p>0,01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B32]-(1.96*([.B33]/SQRT(30)))" office:value-type="float" office:value="0.291375963565555" calcext:value-type="float">
            <text:p>0,29</text:p>
          </table:table-cell>
          <table:table-cell table:style-name="ce23"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E32]-(1.96*([.E33]/SQRT(30)))" office:value-type="float" office:value="0.301447657990344" calcext:value-type="float">
            <text:p>0,30</text:p>
          </table:table-cell>
          <table:table-cell/>
          <table:table-cell table:style-name="ce19" office:value-type="string" calcext:value-type="string" table:number-columns-spanned="1" table:number-rows-spanned="2">
            <text:p><text:span text:style-name="T4">IC - 95% (0,475) </text:span>- Tabela normal </text:p>
            <text:p>Padrão - Zc = 1,96</text:p>
          </table:table-cell>
          <table:table-cell table:style-name="ce23" table:formula="of:=[.H32]-(1.96*([.H33]/SQRT(30)))" office:value-type="float" office:value="0.290929541178367" calcext:value-type="float">
            <text:p>0,29</text:p>
          </table:table-cell>
          <table:table-cell table:number-columns-repeated="52"/>
        </table:table-row>
        <table:table-row table:style-name="ro2">
          <table:covered-table-cell/>
          <table:table-cell table:style-name="ce23" table:formula="of:=[.B32]+(1.96*([.B33]/SQRT(30)))" office:value-type="float" office:value="0.299290703101112" calcext:value-type="float">
            <text:p>0,30</text:p>
          </table:table-cell>
          <table:table-cell table:style-name="ce23"/>
          <table:covered-table-cell/>
          <table:table-cell table:style-name="ce23" table:formula="of:=[.E32]+(1.96*([.E33]/SQRT(30)))" office:value-type="float" office:value="0.307885675342989" calcext:value-type="float">
            <text:p>0,31</text:p>
          </table:table-cell>
          <table:table-cell/>
          <table:covered-table-cell/>
          <table:table-cell table:style-name="ce23" table:formula="of:=[.H32]+(1.96*([.H33]/SQRT(30)))" office:value-type="float" office:value="0.296403792154966" calcext:value-type="float">
            <text:p>0,30</text:p>
          </table:table-cell>
          <table:table-cell table:number-columns-repeated="52"/>
        </table:table-row>
        <table:table-row table:style-name="ro2">
          <table:table-cell/>
          <table:table-cell table:style-name="ce23" table:formula="of:=[.B32]-[.B34]" office:value-type="float" office:value="0.0039573697677785" calcext:value-type="float">
            <text:p>0,00</text:p>
          </table:table-cell>
          <table:table-cell table:style-name="ce23"/>
          <table:table-cell/>
          <table:table-cell table:style-name="ce23" table:formula="of:=[.E32]-[.E34]" office:value-type="float" office:value="0.00321900867632219" calcext:value-type="float">
            <text:p>0,00</text:p>
          </table:table-cell>
          <table:table-cell table:number-columns-repeated="2"/>
          <table:table-cell table:style-name="ce23" table:formula="of:=[.H32]-[.H34]" office:value-type="float" office:value="0.00273712548829924" calcext:value-type="float">
            <text:p>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55"/>
        </table:table-row>
        <table:table-row table:style-name="ro2">
          <table:table-cell table:style-name="ce20" table:number-columns-repeated="2"/>
          <table:table-cell table:style-name="ce21" table:number-columns-repeated="3"/>
          <table:table-cell table:number-columns-repeated="55"/>
        </table:table-row>
        <table:table-row table:style-name="ro2">
          <table:table-cell table:style-name="ce21"/>
          <table:table-cell table:style-name="ce20" table:number-columns-repeated="2"/>
          <table:table-cell table:style-name="ce21" table:number-columns-repeated="2"/>
          <table:table-cell table:number-columns-repeated="55"/>
        </table:table-row>
        <table:table-row table:style-name="ro2">
          <table:table-cell table:style-name="ce21" table:number-columns-repeated="5"/>
          <table:table-cell table:number-columns-repeated="55"/>
        </table:table-row>
        <table:table-row table:style-name="ro2" table:number-rows-repeated="30">
          <table:table-cell table:number-columns-repeated="60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55"/>
        </table:table-row>
        <table:table-row table:style-name="ro2">
          <table:table-cell table:style-name="ce18"/>
          <table:table-cell table:style-name="ce23" table:number-columns-repeated="4"/>
          <table:table-cell table:number-columns-repeated="55"/>
        </table:table-row>
        <table:table-row table:style-name="ro2">
          <table:table-cell table:style-name="ce19" table:number-columns-spanned="1" table:number-rows-spanned="2"/>
          <table:table-cell table:style-name="ce23" table:number-columns-repeated="4"/>
          <table:table-cell table:number-columns-repeated="55"/>
        </table:table-row>
        <table:table-row table:style-name="ro2">
          <table:covered-table-cell/>
          <table:table-cell table:style-name="ce23" table:number-columns-repeated="4"/>
          <table:table-cell table:number-columns-repeated="55"/>
        </table:table-row>
        <table:table-row table:style-name="ro2">
          <table:table-cell/>
          <table:table-cell table:style-name="ce23" table:number-columns-repeated="4"/>
          <table:table-cell table:number-columns-repeated="55"/>
        </table:table-row>
      </table:table>
      <table:table table:name="charts" table:style-name="ta1">
        <table:shapes>
          <draw:frame draw:z-index="0" draw:style-name="gr1" draw:text-style-name="P1" svg:width="16.002cm" svg:height="9.006cm" svg:x="0.968cm" svg:y="0.803cm">
            <draw:object draw:notify-on-update-of-ranges="'1 - 1,2,3'.J1:'1 - 1,2,3'.L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6cm" svg:x="17.665cm" svg:y="0.678cm">
            <draw:object draw:notify-on-update-of-ranges="'1 - 1,2,3'.J1:'1 - 1,2,3'.L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2cm" svg:height="9.006cm" svg:x="34.196cm" svg:y="0.478cm">
            <draw:object draw:notify-on-update-of-ranges="'1 - 1,2,3'.J1:'1 - 1,2,3'.L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2cm" svg:height="9.006cm" svg:x="0cm" svg:y="10.837cm">
            <draw:object draw:notify-on-update-of-ranges="'1 - 1,2,3'.J1:'1 - 1,2,3'.L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2cm" svg:height="9.006cm" svg:x="16.906cm" svg:y="10.863cm">
            <draw:object draw:notify-on-update-of-ranges="'1 - 1,2,3'.J1:'1 - 1,2,3'.L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2cm" svg:height="9.006cm" svg:x="34.005cm" svg:y="10.971cm">
            <draw:object draw:notify-on-update-of-ranges="'1 - 1,2,3'.J1:'1 - 1,2,3'.L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2cm" svg:height="9.006cm" svg:x="0cm" svg:y="20.771cm">
            <draw:object draw:notify-on-update-of-ranges="'1 - 1,2,3'.J1:'1 - 1,2,3'.L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02cm" svg:height="9.006cm" svg:x="17.291cm" svg:y="20.957cm">
            <draw:object draw:notify-on-update-of-ranges="'1 - 1,2,3'.J1:'1 - 1,2,3'.L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row table:style-name="ro2"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0:16:00.6482646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0:04:22.844326511</meta:creation-date>
    <dc:date>2020-11-23T10:16:24.371730358</dc:date>
    <meta:editing-duration>P1DT5H35M3S</meta:editing-duration>
    <meta:editing-cycles>807</meta:editing-cycles>
    <meta:generator>LibreOffice/6.4.6.2$Linux_X86_64 LibreOffice_project/40$Build-2</meta:generator>
    <meta:document-statistic meta:table-count="9" meta:cell-count="1684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1 - 1,2,3'.B36:'1 - 1,2,3'.B36 '1 - 1,2,3'.E36:'1 - 1,2,3'.E36 '1 - 1,2,3'.H36:'1 - 1,2,3'.H36" chart:error-lower-range="'1 - 1,2,3'.B36:'1 - 1,2,3'.B36 '1 - 1,2,3'.E36:'1 - 1,2,3'.E36 '1 - 1,2,3'.H36:'1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1 - 1,2,3'.B36:'1 - 1,2,3'.B36 '1 - 1,2,3'.E36:'1 - 1,2,3'.E36 '1 - 1,2,3'.H36:'1 - 1,2,3'.H36" chart:error-lower-range="'1 - 1,2,3'.B36:'1 - 1,2,3'.B36 '1 - 1,2,3'.E36:'1 - 1,2,3'.E36 '1 - 1,2,3'.H36:'1 - 1,2,3'.H36"/>
      <style:graphic-properties draw:stroke="none" draw:fill-color="#729fcf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1 - 1,2,3'.B36:'1 - 1,2,3'.B36 '1 - 1,2,3'.E36:'1 - 1,2,3'.E36 '1 - 1,2,3'.H36:'1 - 1,2,3'.H36" chart:error-lower-range="'1 - 1,2,3'.B36:'1 - 1,2,3'.B36 '1 - 1,2,3'.E36:'1 - 1,2,3'.E36 '1 - 1,2,3'.H36:'1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518cm" svg:y="0.316cm" chart:style-name="ch2">
          <text:p>Cópia de um arquivo de 1MB no ‘/’</text:p>
        </chart:title>
        <chart:plot-area chart:style-name="ch3" table:cell-range-address="'1 - 1,2,3'.J1:'1 - 1,2,3'.L1 '1 - 1,2,3'.B32:'1 - 1,2,3'.B32 '1 - 1,2,3'.E32:'1 - 1,2,3'.E32 '1 - 1,2,3'.H32:'1 - 1,2,3'.H32" chart:data-source-has-labels="row" svg:x="1.331cm" svg:y="1.275cm" svg:width="14.352cm" svg:height="7.552cm">
          <chartooo:coordinate-region svg:x="2.243cm" svg:y="1.474cm" svg:width="13.44cm" svg:height="6.706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1 - 1,2,3'.B32:'1 - 1,2,3'.B32 '1 - 1,2,3'.E32:'1 - 1,2,3'.E32 '1 - 1,2,3'.H32:'1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51333333333333">
                <text:p>0.151333333333333</text:p>
                <draw:g>
                  <svg:desc>'1 - 1,2,3'.B32:'1 - 1,2,3'.B32 '1 - 1,2,3'.E32:'1 - 1,2,3'.E32 '1 - 1,2,3'.H32:'1 - 1,2,3'.H32</svg:desc>
                </draw:g>
              </table:table-cell>
              <table:table-cell office:value-type="float" office:value="0.167333333333333">
                <text:p>0.167333333333333</text:p>
              </table:table-cell>
              <table:table-cell office:value-type="float" office:value="0.185666666666667">
                <text:p>0.18566666666666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92364390287958">
                <text:p>0.00592364390287958</text:p>
                <draw:g>
                  <svg:desc>'1 - 1,2,3'.B36:'1 - 1,2,3'.B36 '1 - 1,2,3'.E36:'1 - 1,2,3'.E36 '1 - 1,2,3'.H36:'1 - 1,2,3'.H36</svg:desc>
                </draw:g>
              </table:table-cell>
              <table:table-cell office:value-type="float" office:value="0.00615756134243287">
                <text:p>0.00615756134243287</text:p>
              </table:table-cell>
              <table:table-cell office:value-type="float" office:value="0.00569175029810151">
                <text:p>0.0056917502981015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92364390287958">
                <text:p>0.00592364390287958</text:p>
                <draw:g>
                  <svg:desc>'1 - 1,2,3'.B36:'1 - 1,2,3'.B36 '1 - 1,2,3'.E36:'1 - 1,2,3'.E36 '1 - 1,2,3'.H36:'1 - 1,2,3'.H36</svg:desc>
                </draw:g>
              </table:table-cell>
              <table:table-cell office:value-type="float" office:value="0.00615756134243287">
                <text:p>0.00615756134243287</text:p>
              </table:table-cell>
              <table:table-cell office:value-type="float" office:value="0.00569175029810151">
                <text:p>0.00569175029810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2 - 1,2,3'.B36:'2 - 1,2,3'.B36 '2 - 1,2,3'.E36:'2 - 1,2,3'.E36 '2 - 1,2,3'.H36:'2 - 1,2,3'.H36" chart:error-lower-range="'2 - 1,2,3'.B36:'2 - 1,2,3'.B36 '2 - 1,2,3'.E36:'2 - 1,2,3'.E36 '2 - 1,2,3'.H36:'2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2 - 1,2,3'.B36:'2 - 1,2,3'.B36 '2 - 1,2,3'.E36:'2 - 1,2,3'.E36 '2 - 1,2,3'.H36:'2 - 1,2,3'.H36" chart:error-lower-range="'2 - 1,2,3'.B36:'2 - 1,2,3'.B36 '2 - 1,2,3'.E36:'2 - 1,2,3'.E36 '2 - 1,2,3'.H36:'2 - 1,2,3'.H36"/>
      <style:graphic-properties draw:stroke="none" draw:fill-color="#729fcf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2 - 1,2,3'.B36:'2 - 1,2,3'.B36 '2 - 1,2,3'.E36:'2 - 1,2,3'.E36 '2 - 1,2,3'.H36:'2 - 1,2,3'.H36" chart:error-lower-range="'2 - 1,2,3'.B36:'2 - 1,2,3'.B36 '2 - 1,2,3'.E36:'2 - 1,2,3'.E36 '2 - 1,2,3'.H36:'2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399cm" svg:y="0.316cm" chart:style-name="ch2">
          <text:p>Cópia de um arquivo de 10MB no ‘/’</text:p>
        </chart:title>
        <chart:plot-area chart:style-name="ch3" table:cell-range-address="'1 - 1,2,3'.J1:'1 - 1,2,3'.L1 '2 - 1,2,3'.B32:'2 - 1,2,3'.B32 '2 - 1,2,3'.E32:'2 - 1,2,3'.E32 '2 - 1,2,3'.H32:'2 - 1,2,3'.H32" chart:data-source-has-labels="row" svg:x="1.331cm" svg:y="1.275cm" svg:width="14.352cm" svg:height="7.552cm">
          <chartooo:coordinate-region svg:x="2.243cm" svg:y="1.474cm" svg:width="13.44cm" svg:height="6.706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2 - 1,2,3'.B32:'2 - 1,2,3'.B32 '2 - 1,2,3'.E32:'2 - 1,2,3'.E32 '2 - 1,2,3'.H32:'2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79666666666667">
                <text:p>0.279666666666667</text:p>
                <draw:g>
                  <svg:desc>'2 - 1,2,3'.B32:'2 - 1,2,3'.B32 '2 - 1,2,3'.E32:'2 - 1,2,3'.E32 '2 - 1,2,3'.H32:'2 - 1,2,3'.H32</svg:desc>
                </draw:g>
              </table:table-cell>
              <table:table-cell office:value-type="float" office:value="0.298666666666667">
                <text:p>0.298666666666667</text:p>
              </table:table-cell>
              <table:table-cell office:value-type="float" office:value="0.367666666666667">
                <text:p>0.36766666666666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369780218456428">
                <text:p>0.00369780218456428</text:p>
                <draw:g>
                  <svg:desc>'2 - 1,2,3'.B36:'2 - 1,2,3'.B36 '2 - 1,2,3'.E36:'2 - 1,2,3'.E36 '2 - 1,2,3'.H36:'2 - 1,2,3'.H36</svg:desc>
                </draw:g>
              </table:table-cell>
              <table:table-cell office:value-type="float" office:value="0.00335337789326212">
                <text:p>0.00335337789326212</text:p>
              </table:table-cell>
              <table:table-cell office:value-type="float" office:value="0.0052055031298856">
                <text:p>0.005205503129885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369780218456428">
                <text:p>0.00369780218456428</text:p>
                <draw:g>
                  <svg:desc>'2 - 1,2,3'.B36:'2 - 1,2,3'.B36 '2 - 1,2,3'.E36:'2 - 1,2,3'.E36 '2 - 1,2,3'.H36:'2 - 1,2,3'.H36</svg:desc>
                </draw:g>
              </table:table-cell>
              <table:table-cell office:value-type="float" office:value="0.00335337789326212">
                <text:p>0.00335337789326212</text:p>
              </table:table-cell>
              <table:table-cell office:value-type="float" office:value="0.0052055031298856">
                <text:p>0.0052055031298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3 - 1,2,3'.B36:'3 - 1,2,3'.B36 '3 - 1,2,3'.E36:'3 - 1,2,3'.E36 '3 - 1,2,3'.H36:'3 - 1,2,3'.H36" chart:error-lower-range="'3 - 1,2,3'.B36:'3 - 1,2,3'.B36 '3 - 1,2,3'.E36:'3 - 1,2,3'.E36 '3 - 1,2,3'.H36:'3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3 - 1,2,3'.B36:'3 - 1,2,3'.B36 '3 - 1,2,3'.E36:'3 - 1,2,3'.E36 '3 - 1,2,3'.H36:'3 - 1,2,3'.H36" chart:error-lower-range="'3 - 1,2,3'.B36:'3 - 1,2,3'.B36 '3 - 1,2,3'.E36:'3 - 1,2,3'.E36 '3 - 1,2,3'.H36:'3 - 1,2,3'.H36"/>
      <style:graphic-properties draw:stroke="none" draw:fill-color="#729fcf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3 - 1,2,3'.B36:'3 - 1,2,3'.B36 '3 - 1,2,3'.E36:'3 - 1,2,3'.E36 '3 - 1,2,3'.H36:'3 - 1,2,3'.H36" chart:error-lower-range="'3 - 1,2,3'.B36:'3 - 1,2,3'.B36 '3 - 1,2,3'.E36:'3 - 1,2,3'.E36 '3 - 1,2,3'.H36:'3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399cm" svg:y="0.316cm" chart:style-name="ch2">
          <text:p>Cópia de um arquivo de 30MB no ‘/’</text:p>
        </chart:title>
        <chart:plot-area chart:style-name="ch3" table:cell-range-address="'1 - 1,2,3'.J1:'1 - 1,2,3'.L1 '3 - 1,2,3'.B32:'3 - 1,2,3'.B32 '3 - 1,2,3'.E32:'3 - 1,2,3'.E32 '3 - 1,2,3'.H32:'3 - 1,2,3'.H32" chart:data-source-has-labels="row" svg:x="1.331cm" svg:y="1.275cm" svg:width="14.352cm" svg:height="7.552cm">
          <chartooo:coordinate-region svg:x="2.243cm" svg:y="1.474cm" svg:width="13.44cm" svg:height="6.706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3 - 1,2,3'.B32:'3 - 1,2,3'.B32 '3 - 1,2,3'.E32:'3 - 1,2,3'.E32 '3 - 1,2,3'.H32:'3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26666666666667">
                <text:p>0.626666666666667</text:p>
                <draw:g>
                  <svg:desc>'3 - 1,2,3'.B32:'3 - 1,2,3'.B32 '3 - 1,2,3'.E32:'3 - 1,2,3'.E32 '3 - 1,2,3'.H32:'3 - 1,2,3'.H32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873666666666666">
                <text:p>0.87366666666666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804752169080547">
                <text:p>0.00804752169080547</text:p>
                <draw:g>
                  <svg:desc>'3 - 1,2,3'.B36:'3 - 1,2,3'.B36 '3 - 1,2,3'.E36:'3 - 1,2,3'.E36 '3 - 1,2,3'.H36:'3 - 1,2,3'.H36</svg:desc>
                </draw:g>
              </table:table-cell>
              <table:table-cell office:value-type="float" office:value="0.00739958370994343">
                <text:p>0.00739958370994343</text:p>
              </table:table-cell>
              <table:table-cell office:value-type="float" office:value="0.00951345053049468">
                <text:p>0.0095134505304946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804752169080547">
                <text:p>0.00804752169080547</text:p>
                <draw:g>
                  <svg:desc>'3 - 1,2,3'.B36:'3 - 1,2,3'.B36 '3 - 1,2,3'.E36:'3 - 1,2,3'.E36 '3 - 1,2,3'.H36:'3 - 1,2,3'.H36</svg:desc>
                </draw:g>
              </table:table-cell>
              <table:table-cell office:value-type="float" office:value="0.00739958370994343">
                <text:p>0.00739958370994343</text:p>
              </table:table-cell>
              <table:table-cell office:value-type="float" office:value="0.00951345053049468">
                <text:p>0.00951345053049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4 - 1,2,3'.B36:'4 - 1,2,3'.B36 '4 - 1,2,3'.E36:'4 - 1,2,3'.E36 '4 - 1,2,3'.H36:'4 - 1,2,3'.H36" chart:error-lower-range="'4 - 1,2,3'.B36:'4 - 1,2,3'.B36 '4 - 1,2,3'.E36:'4 - 1,2,3'.E36 '4 - 1,2,3'.H36:'4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4 - 1,2,3'.B36:'4 - 1,2,3'.B36 '4 - 1,2,3'.E36:'4 - 1,2,3'.E36 '4 - 1,2,3'.H36:'4 - 1,2,3'.H36" chart:error-lower-range="'4 - 1,2,3'.B36:'4 - 1,2,3'.B36 '4 - 1,2,3'.E36:'4 - 1,2,3'.E36 '4 - 1,2,3'.H36:'4 - 1,2,3'.H36"/>
      <style:graphic-properties draw:stroke="none" draw:fill-color="#81aca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4 - 1,2,3'.B36:'4 - 1,2,3'.B36 '4 - 1,2,3'.E36:'4 - 1,2,3'.E36 '4 - 1,2,3'.H36:'4 - 1,2,3'.H36" chart:error-lower-range="'4 - 1,2,3'.B36:'4 - 1,2,3'.B36 '4 - 1,2,3'.E36:'4 - 1,2,3'.E36 '4 - 1,2,3'.H36:'4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147cm" svg:y="0.316cm" chart:style-name="ch2">
          <text:p>Remoção de um arquivo de 1MB no ‘/’</text:p>
        </chart:title>
        <chart:plot-area chart:style-name="ch3" table:cell-range-address="'1 - 1,2,3'.J1:'1 - 1,2,3'.L1 '4 - 1,2,3'.B32:'4 - 1,2,3'.B32 '4 - 1,2,3'.E32:'4 - 1,2,3'.E32 '4 - 1,2,3'.H32:'4 - 1,2,3'.H32" chart:data-source-has-labels="row" svg:x="1.331cm" svg:y="1.275cm" svg:width="14.352cm" svg:height="7.552cm">
          <chartooo:coordinate-region svg:x="2.243cm" svg:y="1.474cm" svg:width="13.44cm" svg:height="6.706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4 - 1,2,3'.B32:'4 - 1,2,3'.B32 '4 - 1,2,3'.E32:'4 - 1,2,3'.E32 '4 - 1,2,3'.H32:'4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51666666666667">
                <text:p>0.151666666666667</text:p>
                <draw:g>
                  <svg:desc>'4 - 1,2,3'.B32:'4 - 1,2,3'.B32 '4 - 1,2,3'.E32:'4 - 1,2,3'.E32 '4 - 1,2,3'.H32:'4 - 1,2,3'.H32</svg:desc>
                </draw:g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163666666666667">
                <text:p>0.16366666666666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23932375502428">
                <text:p>0.00523932375502428</text:p>
                <draw:g>
                  <svg:desc>'4 - 1,2,3'.B36:'4 - 1,2,3'.B36 '4 - 1,2,3'.E36:'4 - 1,2,3'.E36 '4 - 1,2,3'.H36:'4 - 1,2,3'.H36</svg:desc>
                </draw:g>
              </table:table-cell>
              <table:table-cell office:value-type="float" office:value="0.00367984674010363">
                <text:p>0.00367984674010363</text:p>
              </table:table-cell>
              <table:table-cell office:value-type="float" office:value="0.00661060056626803">
                <text:p>0.0066106005662680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23932375502428">
                <text:p>0.00523932375502428</text:p>
                <draw:g>
                  <svg:desc>'4 - 1,2,3'.B36:'4 - 1,2,3'.B36 '4 - 1,2,3'.E36:'4 - 1,2,3'.E36 '4 - 1,2,3'.H36:'4 - 1,2,3'.H36</svg:desc>
                </draw:g>
              </table:table-cell>
              <table:table-cell office:value-type="float" office:value="0.00367984674010363">
                <text:p>0.00367984674010363</text:p>
              </table:table-cell>
              <table:table-cell office:value-type="float" office:value="0.00661060056626803">
                <text:p>0.006610600566268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5 - 1,2,3'.B36:'5 - 1,2,3'.B36 '5 - 1,2,3'.E36:'5 - 1,2,3'.E36 '5 - 1,2,3'.H36:'5 - 1,2,3'.H36" chart:error-lower-range="'5 - 1,2,3'.B36:'5 - 1,2,3'.B36 '5 - 1,2,3'.E36:'5 - 1,2,3'.E36 '5 - 1,2,3'.H36:'5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5 - 1,2,3'.B36:'5 - 1,2,3'.B36 '5 - 1,2,3'.E36:'5 - 1,2,3'.E36 '5 - 1,2,3'.H36:'5 - 1,2,3'.H36" chart:error-lower-range="'5 - 1,2,3'.B36:'5 - 1,2,3'.B36 '5 - 1,2,3'.E36:'5 - 1,2,3'.E36 '5 - 1,2,3'.H36:'5 - 1,2,3'.H36"/>
      <style:graphic-properties draw:stroke="none" draw:fill-color="#81aca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5 - 1,2,3'.B36:'5 - 1,2,3'.B36 '5 - 1,2,3'.E36:'5 - 1,2,3'.E36 '5 - 1,2,3'.H36:'5 - 1,2,3'.H36" chart:error-lower-range="'5 - 1,2,3'.B36:'5 - 1,2,3'.B36 '5 - 1,2,3'.E36:'5 - 1,2,3'.E36 '5 - 1,2,3'.H36:'5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028cm" svg:y="0.316cm" chart:style-name="ch2">
          <text:p>Remoção de um arquivo de 10MB no ‘/’</text:p>
        </chart:title>
        <chart:plot-area chart:style-name="ch3" table:cell-range-address="'1 - 1,2,3'.J1:'1 - 1,2,3'.L1 '5 - 1,2,3'.B32:'5 - 1,2,3'.B32 '5 - 1,2,3'.E32:'5 - 1,2,3'.E32 '5 - 1,2,3'.H32:'5 - 1,2,3'.H32" chart:data-source-has-labels="row" svg:x="1.331cm" svg:y="1.275cm" svg:width="14.352cm" svg:height="7.552cm">
          <chartooo:coordinate-region svg:x="2.243cm" svg:y="1.474cm" svg:width="13.44cm" svg:height="6.706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5 - 1,2,3'.B32:'5 - 1,2,3'.B32 '5 - 1,2,3'.E32:'5 - 1,2,3'.E32 '5 - 1,2,3'.H32:'5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57333333333333">
                <text:p>0.157333333333333</text:p>
                <draw:g>
                  <svg:desc>'5 - 1,2,3'.B32:'5 - 1,2,3'.B32 '5 - 1,2,3'.E32:'5 - 1,2,3'.E32 '5 - 1,2,3'.H32:'5 - 1,2,3'.H32</svg:desc>
                </draw:g>
              </table:table-cell>
              <table:table-cell office:value-type="float" office:value="0.157">
                <text:p>0.157</text:p>
              </table:table-cell>
              <table:table-cell office:value-type="float" office:value="0.164333333333333">
                <text:p>0.164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22666666666666">
                <text:p>0.00522666666666666</text:p>
                <draw:g>
                  <svg:desc>'5 - 1,2,3'.B36:'5 - 1,2,3'.B36 '5 - 1,2,3'.E36:'5 - 1,2,3'.E36 '5 - 1,2,3'.H36:'5 - 1,2,3'.H36</svg:desc>
                </draw:g>
              </table:table-cell>
              <table:table-cell office:value-type="float" office:value="0.00452154586524281">
                <text:p>0.00452154586524281</text:p>
              </table:table-cell>
              <table:table-cell office:value-type="float" office:value="0.00494448010663448">
                <text:p>0.0049444801066344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22666666666666">
                <text:p>0.00522666666666666</text:p>
                <draw:g>
                  <svg:desc>'5 - 1,2,3'.B36:'5 - 1,2,3'.B36 '5 - 1,2,3'.E36:'5 - 1,2,3'.E36 '5 - 1,2,3'.H36:'5 - 1,2,3'.H36</svg:desc>
                </draw:g>
              </table:table-cell>
              <table:table-cell office:value-type="float" office:value="0.00452154586524281">
                <text:p>0.00452154586524281</text:p>
              </table:table-cell>
              <table:table-cell office:value-type="float" office:value="0.00494448010663448">
                <text:p>0.00494448010663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6 - 1,2,3'.B36:'6 - 1,2,3'.B36 '6 - 1,2,3'.E36:'6 - 1,2,3'.E36 '6 - 1,2,3'.H36:'6 - 1,2,3'.H36" chart:error-lower-range="'6 - 1,2,3'.B36:'6 - 1,2,3'.B36 '6 - 1,2,3'.E36:'6 - 1,2,3'.E36 '6 - 1,2,3'.H36:'6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6 - 1,2,3'.B36:'6 - 1,2,3'.B36 '6 - 1,2,3'.E36:'6 - 1,2,3'.E36 '6 - 1,2,3'.H36:'6 - 1,2,3'.H36" chart:error-lower-range="'6 - 1,2,3'.B36:'6 - 1,2,3'.B36 '6 - 1,2,3'.E36:'6 - 1,2,3'.E36 '6 - 1,2,3'.H36:'6 - 1,2,3'.H36"/>
      <style:graphic-properties draw:stroke="none" draw:fill-color="#81aca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6 - 1,2,3'.B36:'6 - 1,2,3'.B36 '6 - 1,2,3'.E36:'6 - 1,2,3'.E36 '6 - 1,2,3'.H36:'6 - 1,2,3'.H36" chart:error-lower-range="'6 - 1,2,3'.B36:'6 - 1,2,3'.B36 '6 - 1,2,3'.E36:'6 - 1,2,3'.E36 '6 - 1,2,3'.H36:'6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028cm" svg:y="0.316cm" chart:style-name="ch2">
          <text:p>Remoção de um arquivo de 30MB no ‘/’</text:p>
        </chart:title>
        <chart:plot-area chart:style-name="ch3" table:cell-range-address="'1 - 1,2,3'.J1:'1 - 1,2,3'.L1 '6 - 1,2,3'.B32:'6 - 1,2,3'.B32 '6 - 1,2,3'.E32:'6 - 1,2,3'.E32 '6 - 1,2,3'.H32:'6 - 1,2,3'.H32" chart:data-source-has-labels="row" svg:x="1.331cm" svg:y="1.275cm" svg:width="14.352cm" svg:height="7.552cm">
          <chartooo:coordinate-region svg:x="2.243cm" svg:y="1.474cm" svg:width="13.44cm" svg:height="6.706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6 - 1,2,3'.B32:'6 - 1,2,3'.B32 '6 - 1,2,3'.E32:'6 - 1,2,3'.E32 '6 - 1,2,3'.H32:'6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61">
                <text:p>0.161</text:p>
                <draw:g>
                  <svg:desc>'6 - 1,2,3'.B32:'6 - 1,2,3'.B32 '6 - 1,2,3'.E32:'6 - 1,2,3'.E32 '6 - 1,2,3'.H32:'6 - 1,2,3'.H32</svg:desc>
                </draw:g>
              </table:table-cell>
              <table:table-cell office:value-type="float" office:value="0.138333333333333">
                <text:p>0.138333333333333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587353536356">
                <text:p>0.005587353536356</text:p>
                <draw:g>
                  <svg:desc>'6 - 1,2,3'.B36:'6 - 1,2,3'.B36 '6 - 1,2,3'.E36:'6 - 1,2,3'.E36 '6 - 1,2,3'.H36:'6 - 1,2,3'.H36</svg:desc>
                </draw:g>
              </table:table-cell>
              <table:table-cell office:value-type="float" office:value="0.00352666471112215">
                <text:p>0.00352666471112215</text:p>
              </table:table-cell>
              <table:table-cell office:value-type="float" office:value="0.0043472871709983">
                <text:p>0.004347287170998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5587353536356">
                <text:p>0.005587353536356</text:p>
                <draw:g>
                  <svg:desc>'6 - 1,2,3'.B36:'6 - 1,2,3'.B36 '6 - 1,2,3'.E36:'6 - 1,2,3'.E36 '6 - 1,2,3'.H36:'6 - 1,2,3'.H36</svg:desc>
                </draw:g>
              </table:table-cell>
              <table:table-cell office:value-type="float" office:value="0.00352666471112215">
                <text:p>0.00352666471112215</text:p>
              </table:table-cell>
              <table:table-cell office:value-type="float" office:value="0.0043472871709983">
                <text:p>0.00434728717099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7 - 1,2,3'.B36:'7 - 1,2,3'.B36 '7 - 1,2,3'.E36:'7 - 1,2,3'.E36 '7 - 1,2,3'.H36:'7 - 1,2,3'.H36" chart:error-lower-range="'7 - 1,2,3'.B36:'7 - 1,2,3'.B36 '7 - 1,2,3'.E36:'7 - 1,2,3'.E36 '7 - 1,2,3'.H36:'7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7 - 1,2,3'.B36:'7 - 1,2,3'.B36 '7 - 1,2,3'.E36:'7 - 1,2,3'.E36 '7 - 1,2,3'.H36:'7 - 1,2,3'.H36" chart:error-lower-range="'7 - 1,2,3'.B36:'7 - 1,2,3'.B36 '7 - 1,2,3'.E36:'7 - 1,2,3'.E36 '7 - 1,2,3'.H36:'7 - 1,2,3'.H36"/>
      <style:graphic-properties draw:stroke="none" draw:fill-color="#ffde59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7 - 1,2,3'.B36:'7 - 1,2,3'.B36 '7 - 1,2,3'.E36:'7 - 1,2,3'.E36 '7 - 1,2,3'.H36:'7 - 1,2,3'.H36" chart:error-lower-range="'7 - 1,2,3'.B36:'7 - 1,2,3'.B36 '7 - 1,2,3'.E36:'7 - 1,2,3'.E36 '7 - 1,2,3'.H36:'7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3.684cm" svg:y="0.316cm" chart:style-name="ch2">
          <text:p>Remoção de um diretório pai com 30 filhos</text:p>
        </chart:title>
        <chart:plot-area chart:style-name="ch3" table:cell-range-address="'1 - 1,2,3'.J1:'1 - 1,2,3'.L1 '7 - 1,2,3'.B32:'7 - 1,2,3'.B32 '7 - 1,2,3'.E32:'7 - 1,2,3'.E32 '7 - 1,2,3'.H32:'7 - 1,2,3'.H32" chart:data-source-has-labels="row" svg:x="1.331cm" svg:y="1.275cm" svg:width="14.352cm" svg:height="7.552cm">
          <chartooo:coordinate-region svg:x="2.243cm" svg:y="1.474cm" svg:width="13.44cm" svg:height="6.706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7 - 1,2,3'.B32:'7 - 1,2,3'.B32 '7 - 1,2,3'.E32:'7 - 1,2,3'.E32 '7 - 1,2,3'.H32:'7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48666666666667">
                <text:p>0.148666666666667</text:p>
                <draw:g>
                  <svg:desc>'7 - 1,2,3'.B32:'7 - 1,2,3'.B32 '7 - 1,2,3'.E32:'7 - 1,2,3'.E32 '7 - 1,2,3'.H32:'7 - 1,2,3'.H32</svg:desc>
                </draw:g>
              </table:table-cell>
              <table:table-cell office:value-type="float" office:value="0.144333333333333">
                <text:p>0.144333333333333</text:p>
              </table:table-cell>
              <table:table-cell office:value-type="float" office:value="0.144333333333333">
                <text:p>0.144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417456924154941">
                <text:p>0.00417456924154941</text:p>
                <draw:g>
                  <svg:desc>'7 - 1,2,3'.B36:'7 - 1,2,3'.B36 '7 - 1,2,3'.E36:'7 - 1,2,3'.E36 '7 - 1,2,3'.H36:'7 - 1,2,3'.H36</svg:desc>
                </draw:g>
              </table:table-cell>
              <table:table-cell office:value-type="float" office:value="0.00360100539387867">
                <text:p>0.00360100539387867</text:p>
              </table:table-cell>
              <table:table-cell office:value-type="float" office:value="0.00260487135752843">
                <text:p>0.0026048713575284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417456924154941">
                <text:p>0.00417456924154941</text:p>
                <draw:g>
                  <svg:desc>'7 - 1,2,3'.B36:'7 - 1,2,3'.B36 '7 - 1,2,3'.E36:'7 - 1,2,3'.E36 '7 - 1,2,3'.H36:'7 - 1,2,3'.H36</svg:desc>
                </draw:g>
              </table:table-cell>
              <table:table-cell office:value-type="float" office:value="0.00360100539387867">
                <text:p>0.00360100539387867</text:p>
              </table:table-cell>
              <table:table-cell office:value-type="float" office:value="0.00260487135752843">
                <text:p>0.002604871357528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'8 - 1,2,3'.B36:'8 - 1,2,3'.B36 '8 - 1,2,3'.E36:'8 - 1,2,3'.E36 '8 - 1,2,3'.H36:'8 - 1,2,3'.H36" chart:error-lower-range="'8 - 1,2,3'.B36:'8 - 1,2,3'.B36 '8 - 1,2,3'.E36:'8 - 1,2,3'.E36 '8 - 1,2,3'.H36:'8 - 1,2,3'.H36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0.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cell-range" chart:error-upper-range="'8 - 1,2,3'.B36:'8 - 1,2,3'.B36 '8 - 1,2,3'.E36:'8 - 1,2,3'.E36 '8 - 1,2,3'.H36:'8 - 1,2,3'.H36" chart:error-lower-range="'8 - 1,2,3'.B36:'8 - 1,2,3'.B36 '8 - 1,2,3'.E36:'8 - 1,2,3'.E36 '8 - 1,2,3'.H36:'8 - 1,2,3'.H36"/>
      <style:graphic-properties draw:stroke="none" draw:fill-color="#ffde59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8 - 1,2,3'.B36:'8 - 1,2,3'.B36 '8 - 1,2,3'.E36:'8 - 1,2,3'.E36 '8 - 1,2,3'.H36:'8 - 1,2,3'.H36" chart:error-lower-range="'8 - 1,2,3'.B36:'8 - 1,2,3'.B36 '8 - 1,2,3'.E36:'8 - 1,2,3'.E36 '8 - 1,2,3'.H36:'8 - 1,2,3'.H36" loext:std-weight="1"/>
      <style:graphic-properties draw:stroke="solid" svg:stroke-width="0.05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2.586cm" svg:y="0.316cm" chart:style-name="ch2">
          <text:p>Remoção de um diretório pai com 30 filhos e arquivos</text:p>
        </chart:title>
        <chart:plot-area chart:style-name="ch3" table:cell-range-address="'1 - 1,2,3'.J1:'1 - 1,2,3'.L1 '8 - 1,2,3'.B32:'8 - 1,2,3'.B32 '8 - 1,2,3'.E32:'8 - 1,2,3'.E32 '8 - 1,2,3'.H32:'8 - 1,2,3'.H32" chart:data-source-has-labels="row" svg:x="1.331cm" svg:y="1.275cm" svg:width="14.352cm" svg:height="7.552cm">
          <chartooo:coordinate-region svg:x="2.243cm" svg:y="1.275cm" svg:width="13.44cm" svg:height="6.905cm"/>
          <chart:axis chart:dimension="x" chart:name="primary-x" chart:style-name="ch4" chartooo:axis-type="auto">
            <chartooo:date-scale/>
            <chart:categories table:cell-range-address="'1 - 1,2,3'.J1:'1 - 1,2,3'.L1"/>
          </chart:axis>
          <chart:axis chart:dimension="y" chart:name="primary-y" chart:style-name="ch5">
            <chart:title svg:x="0.451cm" svg:y="6.471cm" chart:style-name="ch6">
              <text:p>Tempo (segundos)</text:p>
            </chart:title>
            <chart:grid chart:style-name="ch7" chart:class="major"/>
          </chart:axis>
          <chart:series chart:style-name="ch8" chart:values-cell-range-address="'8 - 1,2,3'.B32:'8 - 1,2,3'.B32 '8 - 1,2,3'.E32:'8 - 1,2,3'.E32 '8 - 1,2,3'.H32:'8 - 1,2,3'.H32" chart:class="chart:bar">
            <chart:error-indicator chart:style-name="ch9" chart:dimension="y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do 1</text:p>
                <draw:g>
                  <svg:desc>'1 - 1,2,3'.J1:'1 - 1,2,3'.L1</svg:desc>
                </draw:g>
              </table:table-cell>
              <table:table-cell office:value-type="string">
                <text:p>Estado 2</text:p>
              </table:table-cell>
              <table:table-cell office:value-type="string">
                <text:p>Estado 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95333333333333">
                <text:p>0.295333333333333</text:p>
                <draw:g>
                  <svg:desc>'8 - 1,2,3'.B32:'8 - 1,2,3'.B32 '8 - 1,2,3'.E32:'8 - 1,2,3'.E32 '8 - 1,2,3'.H32:'8 - 1,2,3'.H32</svg:desc>
                </draw:g>
              </table:table-cell>
              <table:table-cell office:value-type="float" office:value="0.304666666666667">
                <text:p>0.304666666666667</text:p>
              </table:table-cell>
              <table:table-cell office:value-type="float" office:value="0.293666666666667">
                <text:p>0.29366666666666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39573697677785">
                <text:p>0.0039573697677785</text:p>
                <draw:g>
                  <svg:desc>'8 - 1,2,3'.B36:'8 - 1,2,3'.B36 '8 - 1,2,3'.E36:'8 - 1,2,3'.E36 '8 - 1,2,3'.H36:'8 - 1,2,3'.H36</svg:desc>
                </draw:g>
              </table:table-cell>
              <table:table-cell office:value-type="float" office:value="0.00321900867632219">
                <text:p>0.00321900867632219</text:p>
              </table:table-cell>
              <table:table-cell office:value-type="float" office:value="0.00273712548829924">
                <text:p>0.002737125488299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39573697677785">
                <text:p>0.0039573697677785</text:p>
                <draw:g>
                  <svg:desc>'8 - 1,2,3'.B36:'8 - 1,2,3'.B36 '8 - 1,2,3'.E36:'8 - 1,2,3'.E36 '8 - 1,2,3'.H36:'8 - 1,2,3'.H36</svg:desc>
                </draw:g>
              </table:table-cell>
              <table:table-cell office:value-type="float" office:value="0.00321900867632219">
                <text:p>0.00321900867632219</text:p>
              </table:table-cell>
              <table:table-cell office:value-type="float" office:value="0.00273712548829924">
                <text:p>0.002737125488299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